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fill-color="#ffffff" draw:auto-grow-height="false" draw:fit-to-size="false" style:shrink-to-fit="true" fo:min-height="8.884cm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false" style:shrink-to-fit="true" fo:min-height="8.884cm"/>
    </style:style>
    <style:style style:name="gr3" style:family="graphic" style:parent-style-name="standard">
      <style:graphic-properties draw:stroke="none" draw:fill="none" fo:min-height="3.0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1.655cm" fo:min-width="19.8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3.521cm" fo:min-width="3.911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1.621cm" fo:min-width="5.18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3.521cm" fo:min-width="5.83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3.521cm" fo:min-width="3.26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4b1f6f" draw:marker-start-width="0.321cm" draw:marker-end-width="0.321cm" draw:fill="solid" draw:fill-color="#ffffff" draw:textarea-horizontal-align="justify" draw:textarea-vertical-align="middle" draw:auto-grow-height="false" fo:min-height="1.621cm" fo:min-width="7.08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ff" draw:marker-start-width="0.321cm" draw:marker-end-width="0.321cm" draw:fill="solid" draw:fill-color="#ffffff" draw:textarea-horizontal-align="justify" draw:textarea-vertical-align="middle" draw:auto-grow-height="false" fo:min-height="1.575cm" fo:min-width="19.7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svg:stroke-width="0.081cm" svg:stroke-color="#00dcff" draw:marker-start-width="0.321cm" draw:marker-end-width="0.321cm" draw:fill="solid" draw:fill-color="#ffffff" draw:textarea-horizontal-align="justify" draw:textarea-vertical-align="middle" draw:auto-grow-height="false" fo:min-height="3.475cm" fo:min-width="3.86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dcff" draw:marker-start-width="0.321cm" draw:marker-end-width="0.321cm" draw:fill="solid" draw:fill-color="#ffffff" draw:textarea-horizontal-align="justify" draw:textarea-vertical-align="middle" draw:auto-grow-height="false" fo:min-height="3.39cm" fo:min-width="3.865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ff3366" draw:marker-start-width="0.321cm" draw:marker-end-width="0.321cm" draw:fill="solid" draw:fill-color="#ffffff" draw:textarea-horizontal-align="justify" draw:textarea-vertical-align="middle" draw:auto-grow-height="false" fo:min-height="1.575cm" fo:min-width="25.45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8cm" fo:min-width="3.391cm"/>
    </style:style>
    <style:style style:name="gr19" style:family="graphic" style:parent-style-name="standard">
      <style:graphic-properties draw:stroke="none" draw:fill="none" fo:min-height="7.8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2" style:family="graphic" style:parent-style-name="standard">
      <style:graphic-properties draw:stroke="none" draw:fill="none" fo:min-height="3.557cm"/>
      <style:paragraph-properties style:writing-mode="lr-tb"/>
    </style:style>
    <style:style style:name="gr2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26pt"/>
    </style:style>
    <style:style style:name="P3" style:family="paragraph">
      <loext:graphic-properties draw:fill="none"/>
      <style:text-properties fo:font-size="26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fo:color="#4b1f6f" loext:opacity="100%"/>
    </style:style>
    <style:style style:name="P11" style:family="paragraph">
      <loext:graphic-properties draw:fill="none" draw:fill-color="#ffffff"/>
      <style:text-properties fo:color="#4b1f6f" loext:opacity="10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54pt" fo:background-color="#ffffff"/>
    </style:style>
    <style:style style:name="P19" style:family="paragraph">
      <loext:graphic-properties draw:fill="none" draw:fill-color="#ffffff"/>
      <style:text-properties fo:font-size="54pt" fo:background-color="#ffffff" style:font-size-asian="44pt" style:font-size-complex="4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ollow up on debugg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/.rootrc<text:line-break/><text:line-break/><text:line-break/></text:p>
              </text:list-item>
              <text:list-item>
                <text:p>updated slides, solution branch of yesterday in github now (by the time of presentation)</text:p>
              </text:list-item>
            </text:list>
          </draw:text-box>
        </draw:frame>
        <draw:frame draw:style-name="gr1" draw:text-style-name="P1" draw:layer="layout" svg:width="25.199cm" svg:height="9.134cm" svg:x="1.401cm" svg:y="3.685cm">
          <draw:text-box>
            <text:p/>
          </draw:text-box>
        </draw:frame>
        <draw:frame draw:style-name="gr2" draw:text-style-name="P1" draw:layer="layout" svg:width="25.199cm" svg:height="9.134cm" svg:x="1.401cm" svg:y="3.685cm">
          <draw:text-box>
            <text:p/>
          </draw:text-box>
        </draw:frame>
        <draw:frame draw:style-name="gr3" draw:text-style-name="P3" draw:layer="layout" svg:width="21.372cm" svg:height="3.326cm" svg:x="4.028cm" svg:y="5.48cm">
          <draw:text-box>
            <text:p text:style-name="P2">Root.Stacktrace: <text:s text:c="3"/>no</text:p>
            <text:p text:style-name="P2">Browser.Name: <text:s text:c="5"/>TRootBrowser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3.628cm" presentation:class="title" presentation:user-transformed="true">
          <draw:text-box>
            <text:p>R3BRoot Overview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 text:style-name="P5"><text:span text:style-name="T1">Featuring everyones most favorite detector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airSoft, FairRoot, ucesb, R3BRoot</text:p>
          </draw:text-box>
        </draw:frame>
        <draw:custom-shape draw:style-name="gr5" draw:text-style-name="P9" draw:layer="layout" svg:width="20.32cm" svg:height="1.905cm" svg:x="6.35cm" svg:y="13.335cm">
          <text:p text:style-name="P8">C++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45cm" svg:height="3.805cm" svg:x="22.225cm" svg:y="9.535cm">
          <text:p text:style-name="P8">boost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715cm" svg:height="1.905cm" svg:x="6.35cm" svg:y="11.43cm">
          <text:p text:style-name="P8">GEANT4</text:p>
          <text:p text:style-name="P8">(GEANT3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65cm" svg:height="3.805cm" svg:x="12.05cm" svg:y="9.525cm">
          <text:p text:style-name="P8">ROOT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cm" svg:height="3.805cm" svg:x="18.415cm" svg:y="9.525cm">
          <text:p text:style-name="P8">...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2cm" svg:height="1.905cm" svg:x="6.35cm" svg:y="9.53cm">
          <text:p text:style-name="P8">Virtual Monte</text:p>
          <text:p text:style-name="P8">Carlo (VMC)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0.32cm" svg:height="1.905cm" svg:x="6.35cm" svg:y="7.635cm">
          <text:p text:style-name="P8">FairRoot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35cm" svg:height="1.673cm" draw:transform="rotate (1.5707963267949) translate (26.886cm 15.54cm)">
          <draw:text-box>
            <text:p text:style-name="P10">|&lt;-- <text:s text:c="4"/>FairSoft <text:s text:c="3"/>--&gt;|</text:p>
          </draw:text-box>
        </draw:frame>
        <draw:custom-shape draw:style-name="gr13" draw:text-style-name="P9" draw:layer="layout" svg:width="4.445cm" svg:height="3.805cm" svg:x="0.625cm" svg:y="11.335cm">
          <text:p text:style-name="P8">ucesb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3.72cm" svg:x="0.625cm" svg:y="7.62cm">
          <text:p text:style-name="P8">upexp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6.035cm" svg:height="1.905cm" svg:x="0.635cm" svg:y="5.735cm">
          <text:p text:style-name="P8">R3BRoo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5.04cm" svg:height="0.962cm" svg:x="1.805cm" svg:y="3.01cm">
          <draw:text-box>
            <text:p>simplified model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003cm" svg:x="1.4cm" svg:y="0.741cm" presentation:class="title" presentation:user-transformed="true">
          <draw:text-box>
            <text:p>Installing R3BRoot dependencies<text:line-break/><text:span text:style-name="T2">overview</text:span></text:p>
          </draw:text-box>
        </draw:frame>
        <draw:frame presentation:style-name="pr2" draw:layer="layout" svg:width="25.199cm" svg:height="9.134cm" svg:x="1.4cm" svg:y="5.685cm" presentation:class="outline" presentation:user-transformed="true">
          <draw:text-box>
            <text:list text:style-name="L2">
              <text:list-item>
                <text:p>Install FairSoft ($SIMPATH)</text:p>
              </text:list-item>
              <text:list-item>
                <text:p>Install FairRoot ($FAIRROOTPATH)</text:p>
              </text:list-item>
              <text:list-item>
                <text:p>Install ucesb (${UCESB_DIR}) + upexps</text:p>
              </text:list-item>
              <text:list-item>
                <text:p>Compile R3BRoo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talling FairSoft</text:p>
          </draw:text-box>
        </draw:frame>
        <draw:frame presentation:style-name="pr2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FairSoft: bundle of FairRoot dependencies: ROOT, boost, CLHEP, yaml-cpp, VMC, ...</text:p>
              </text:list-item>
              <text:list-item>
                <text:p>Two ways to install:</text:p>
                <text:list>
                  <text:list-item>
                    <text:p>legacy way</text:p>
                  </text:list-item>
                  <text:list-item>
                    <text:p>spack way</text:p>
                  </text:list-item>
                </text:list>
              </text:list-item>
              <text:list-item>
                <text:p>Bring plenty of disk space, time, patience</text:p>
              </text:list-item>
              <text:list-item>
                <text:p>Avoid compiling it if you can (-&gt;cvmfs version)</text:p>
              </text:list-item>
            </text:list>
          </draw:text-box>
        </draw:frame>
        <draw:frame draw:style-name="gr17" draw:text-style-name="P13" draw:layer="layout" svg:width="12.279cm" svg:height="0.963cm" svg:x="15.604cm" svg:y="2.777cm">
          <draw:text-box>
            <text:p>https://github.com/FairRootGroup/FairSoft</text:p>
          </draw:text-box>
        </draw:frame>
        <draw:frame draw:style-name="gr16" draw:text-style-name="P12" draw:layer="layout" svg:width="4.659cm" svg:height="1.673cm" svg:x="20.145cm" svg:y="7.62cm">
          <draw:text-box>
            <text:p>Latest release:</text:p>
            <text:p>nov22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talling FairRoot</text:p>
          </draw:text-box>
        </draw:frame>
        <draw:frame presentation:style-name="pr2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export SIMPATH=/path/to/FairSoft</text:p>
              </text:list-item>
              <text:list-item>
                <text:p>export PATH=$SIMPATH/bin/:$PATH<text:line-break/>(for shiny new cmake version)</text:p>
              </text:list-item>
              <text:list-item>
                <text:p>git clone ...; cmake ... ; make install</text:p>
              </text:list-item>
              <text:list-item>
                <text:p>Takes less time &amp; disk space than FairSoft</text:p>
              </text:list-item>
              <text:list-item>
                <text:p>Using precompiled version from /cvmfs/ is still a good alternative</text:p>
              </text:list-item>
            </text:list>
          </draw:text-box>
        </draw:frame>
        <draw:frame draw:style-name="gr17" draw:text-style-name="P13" draw:layer="layout" svg:width="12.487cm" svg:height="0.963cm" svg:x="14.9cm" svg:y="2.577cm">
          <draw:text-box>
            <text:p>https://github.com/FairRootGroup/FairRoot</text:p>
          </draw:text-box>
        </draw:frame>
        <draw:frame draw:style-name="gr16" draw:text-style-name="P12" draw:layer="layout" svg:width="4.659cm" svg:height="1.673cm" svg:x="22.146cm" svg:y="4.621cm">
          <draw:text-box>
            <text:p>Latest release:</text:p>
            <text:p>v18.8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talling ucesb, upexps</text:p>
          </draw:text-box>
        </draw:frame>
        <draw:frame presentation:style-name="pr2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ucesb:</text:p>
                <text:list>
                  <text:list-item>
                    <text:p>git clone https://git.chalmers.se/expsubphys/ucesb.git</text:p>
                  </text:list-item>
                  <text:list-item>
                    <text:p>source $SIMPATH/bin/thisroot.sh # for ROOT output</text:p>
                  </text:list-item>
                  <text:list-item>
                    <text:p>make</text:p>
                  </text:list-item>
                </text:list>
              </text:list-item>
              <text:list-item>
                <text:p>upexps</text:p>
                <text:list>
                  <text:list-item>
                    <text:p>not publicly hosted (steal a copy from land, perhaps?)</text:p>
                  </text:list-item>
                  <text:list-item>
                    <text:p>cd 202302_s000 ; make</text:p>
                  </text:list-item>
                </text:list>
              </text:list-item>
              <text:list-item>
                <text:p>not on cvmfs -&gt; </text:p>
              </text:list-item>
              <text:list-item>
                <text:p>more on this in the ucesb talk by Audrey</text:p>
              </text:list-item>
            </text:list>
          </draw:text-box>
        </draw:frame>
        <draw:frame draw:style-name="gr17" draw:text-style-name="P13" draw:layer="layout" svg:width="8.503cm" svg:height="0.963cm" svg:x="9.275cm" svg:y="13.092cm">
          <draw:text-box>
            <text:p>/u/land/fake_cvmfs/10/*extra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uilding R3BRoot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xport SIMPATH=...<text:line-break/>export FAIRROOTPATH=...</text:p>
              </text:list-item>
              <text:list-item>
                <text:p>mkdir build; cd build</text:p>
              </text:list-item>
              <text:list-item>
                <text:p>cmake /path/to/R3BRoot</text:p>
              </text:list-item>
              <text:list-item>
                <text:p>make (make -j for the impatient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sing R3BRo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ource path/to/build/config.sh</text:p>
              </text:list-item>
              <text:list-item>
                <text:p>root -l -q -x myfavoritemacro.C<text:line-break/><text:span text:style-name="T3">(or compile your code like a grown-up, as diskussed yesterday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3BRoot CMake build system</text:p>
          </draw:text-box>
        </draw:frame>
        <draw:frame presentation:style-name="pr2" draw:layer="layout" svg:width="25.199cm" svg:height="6.475cm" svg:x="1.4cm" svg:y="3.685cm" presentation:class="outline" presentation:user-transformed="true">
          <draw:text-box>
            <text:list text:style-name="L2">
              <text:list-item>
                <text:p>R3BRoot</text:p>
                <text:list>
                  <text:list-item>
                    <text:p>CMakeLists.txt</text:p>
                    <text:list>
                      <text:list-item>
                        <text:p>add_subdirectory(califa)</text:p>
                      </text:list-item>
                    </text:list>
                  </text:list-item>
                  <text:list-item>
                    <text:p>califa</text:p>
                    <text:list>
                      <text:list-item>
                        <text:p>CMakeLists.t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5" draw:layer="layout" svg:width="9.722cm" svg:height="4.971cm" svg:x="7.257cm" svg:y="10.448cm">
          <draw:text-box>
            <text:p text:style-name="P14">R3BRoot/CMakeLists.txt<text:line-break/>[cmake]</text:p>
            <text:p text:style-name="P14">build/Makefile</text:p>
            <text:p text:style-name="P14">[make]</text:p>
            <text:p text:style-name="P14">build/libs</text:p>
          </draw:text-box>
        </draw:frame>
        <draw:custom-shape draw:style-name="gr18" draw:text-style-name="P8" draw:layer="layout" svg:width="4.445cm" svg:height="3.175cm" draw:transform="rotate (1.5707963267949) translate (17.145cm 15.2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lifa/CMakeLists.txt</text:p>
          </draw:text-box>
        </draw:frame>
        <draw:frame draw:style-name="gr19" draw:text-style-name="P13" draw:layer="layout" svg:width="15.746cm" svg:height="12.338cm" svg:x="0.129cm" svg:y="3.257cm">
          <draw:text-box>
            <text:p>....</text:p>
            <text:p>set(INCLUDE_DIRECTORIES</text:p>
            <text:p><text:s text:c="6"/>${R3BROOT_SOURCE_DIR}/tracking ...)</text:p>
            <text:p text:style-name="P16">set(SRCS</text:p>
            <text:p text:style-name="P16"><text:s text:c="6"/>./ana/R3BCalifaCrystalCalDataAnalysis.cxx ...)</text:p>
            <text:p text:style-name="P16"/>
            <text:p text:style-name="P16">set(LINKDEF CalifaLinkDef.h)</text:p>
            <text:p text:style-name="P16"/>
            <text:p text:style-name="P16">set(LIBRARY_NAME R3BCalifa)</text:p>
            <text:p text:style-name="P16"/>
            <text:p text:style-name="P16">set(DEPENDENCIES</text:p>
            <text:p text:style-name="P16"><text:s text:c="2"/>Spectrum R3BBase R3BPassive R3BData<text:line-break/> <text:s/>R3BTracking Boost::regex)</text:p>
            <text:p text:style-name="P16"/>
            <text:p text:style-name="P16">GENERATE_LIBRARY()</text:p>
            <text:p text:style-name="P16"/>
            <text:p text:style-name="P16">add_subdirectory(test)</text:p>
          </draw:text-box>
        </draw:frame>
        <draw:frame draw:style-name="gr20" draw:text-style-name="P12" draw:layer="layout" svg:width="12.265cm" svg:height="1.673cm" svg:x="17.04cm" svg:y="3.81cm">
          <draw:text-box>
            <text:p>allows us to include headers from R3BRoot/tracking</text:p>
          </draw:text-box>
        </draw:frame>
        <draw:frame draw:style-name="gr12" draw:text-style-name="P12" draw:layer="layout" svg:width="10.264cm" svg:height="1.673cm" svg:x="17.041cm" svg:y="6.111cm">
          <draw:text-box>
            <text:p>List all the source files we want to compile</text:p>
          </draw:text-box>
        </draw:frame>
        <draw:frame draw:style-name="gr12" draw:text-style-name="P12" draw:layer="layout" svg:width="10.264cm" svg:height="1.673cm" svg:x="17.041cm" svg:y="7.412cm">
          <draw:text-box>
            <text:p>Feeding rootcint</text:p>
          </draw:text-box>
        </draw:frame>
        <draw:frame draw:style-name="gr12" draw:text-style-name="P12" draw:layer="layout" svg:width="10.264cm" svg:height="1.673cm" svg:x="17.041cm" svg:y="10.013cm">
          <draw:text-box>
            <text:p>What libraries does our library require?</text:p>
          </draw:text-box>
        </draw:frame>
        <draw:frame draw:style-name="gr21" draw:text-style-name="P12" draw:layer="layout" svg:width="12.804cm" svg:height="3.806cm" svg:x="15.041cm" svg:y="12.014cm">
          <draw:text-box>
            <text:p>The CMake macro GENERATE_LIBRARY will implicitly take the value of LINKDEF, SRCS DEPENDENCIES etc</text:p>
          </draw:text-box>
        </draw:frame>
        <draw:frame draw:style-name="gr12" draw:text-style-name="P12" draw:layer="layout" svg:width="10.264cm" svg:height="1.673cm" svg:x="17.041cm" svg:y="14.214cm">
          <draw:text-box>
            <text:p>We also have<text:line-break/>R3Broot/califa/test/CMakeLists.txt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.6cm" svg:height="3.473cm" svg:x="1.4cm" svg:y="0.206cm" presentation:class="title" presentation:user-transformed="true">
          <draw:text-box>
            <text:p>Making macros work: CalifaLinkDef.h</text:p>
          </draw:text-box>
        </draw:frame>
        <draw:frame presentation:style-name="pr2" draw:layer="layout" svg:width="25.199cm" svg:height="12.19cm" svg:x="1.4cm" svg:y="3.685cm" presentation:class="outline" presentation:user-transformed="true">
          <draw:text-box>
            <text:list text:style-name="L2">
              <text:list-item>
                <text:p>GENERATE_LIBRARY will call rootcint with $LINKDEF so it can make the relevant classes available to the root interpreter</text:p>
              </text:list-item>
              <text:list-item>
                <text:p>CalifaLinkDef.h<text:line-break/><text:line-break/></text:p>
              </text:list-item>
              <text:list-item>
                <text:p>If your header is broken, you may get an error from rootcint instead of from your trusted system compiler</text:p>
              </text:list-item>
              <text:list-item>
                <text:p>also why we use #ifndef R3BCALIFA_H instead of #pragma once</text:p>
              </text:list-item>
            </text:list>
          </draw:text-box>
        </draw:frame>
        <draw:frame draw:style-name="gr22" draw:text-style-name="P13" draw:layer="layout" svg:width="16.263cm" svg:height="3.807cm" svg:x="3.235cm" svg:y="8.478cm">
          <draw:text-box>
            <text:p>#pragma link C++ class R3BCalifaGeometry+;</text:p>
            <text:p>#pragma link C++ class R3BCalifa+;</text:p>
            <text:p>#pragma link C++ class R3BCalifaDigitizer+;</text:p>
          </draw:text-box>
        </draw:frame>
        <draw:frame draw:style-name="gr16" draw:text-style-name="P12" draw:layer="layout" svg:width="6.454cm" svg:height="0.962cm" svg:x="19.892cm" svg:y="6.985cm">
          <draw:text-box>
            <text:p>template support???!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-0.072cm" presentation:class="title" presentation:user-transformed="true">
          <draw:text-box>
            <text:p>Component overview -- Califa</text:p>
          </draw:text-box>
        </draw:frame>
        <draw:frame presentation:style-name="pr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R3BRoot/</text:p>
                <text:list>
                  <text:list-item>
                    <text:p>r3bdata/califaData</text:p>
                    <text:list>
                      <text:list-item>
                        <text:p>CalifaHitData, CalifaCrystalCalData, CalifaClusterData</text:p>
                      </text:list-item>
                    </text:list>
                  </text:list-item>
                  <text:list-item>
                    <text:p>r3bsource/califa/</text:p>
                    <text:list>
                      <text:list-item>
                        <text:p>ext_h101_califa.h</text:p>
                      </text:list-item>
                      <text:list-item>
                        <text:p text:style-name="P16">CalifaFebexReader <text:s text:c="2"/># for experiment data, upexps interface</text:p>
                      </text:list-item>
                    </text:list>
                  </text:list-item>
                  <text:list-item>
                    <text:p>califa</text:p>
                    <text:list>
                      <text:list-item>
                        <text:p>FairTask: R3BCalifaDigitizer <text:s text:c="14"/># for simulation data</text:p>
                      </text:list-item>
                      <text:list-item>
                        <text:p>FairTask: CalifaMapped2CrystalCal <text:s text:c="2"/># for experiment data</text:p>
                      </text:list-item>
                      <text:list-item>
                        <text:p>FairTask: CalifaCrystalCal2Cluster <text:s text:c="4"/># alway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2" draw:layer="layout" svg:width="17.169cm" svg:height="0.962cm" svg:x="6.853cm" svg:y="2.557cm">
          <draw:text-box>
            <text:p>omitted lots of stuff here: sim, parameter files, geometry, <text:s/>...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rst task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nstall FairSoft and FairRoot from the scratch</text:p>
              </text:list-item>
              <text:list-item>
                <text:p>You can pick either legacy or spack FairSoft</text:p>
              </text:list-item>
              <text:list-item>
                <text:p>For bonus credits:</text:p>
                <text:list>
                  <text:list-item>
                    <text:p>Install a custom compiler first and use it with that</text:p>
                  </text:list-item>
                  <text:list-item>
                    <text:p>tweak at least five CMAKE_*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rst task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nstall FairSoft and FairRoot from the scratch</text:p>
              </text:list-item>
              <text:list-item>
                <text:p>You can pick either legacy or spack FairSoft</text:p>
              </text:list-item>
              <text:list-item>
                <text:p>For bonus credits:</text:p>
                <text:list>
                  <text:list-item>
                    <text:p>Install a custom compiler first and use it with that</text:p>
                  </text:list-item>
                  <text:list-item>
                    <text:p>tweak at least five CMAKE_* variables</text:p>
                  </text:list-item>
                </text:list>
              </text:list-item>
            </text:list>
          </draw:text-box>
        </draw:frame>
        <draw:line draw:style-name="gr23" draw:text-style-name="P17" draw:layer="layout" svg:x1="0cm" svg:y1="0cm" svg:x2="28cm" svg:y2="15.75cm">
          <text:p/>
        </draw:line>
        <draw:frame presentation:style-name="pr1" draw:layer="layout" svg:width="25.199cm" svg:height="2.629cm" svg:x="1.4cm" svg:y="0.628cm" presentation:class="title" presentation:user-transformed="true">
          <draw:text-box>
            <text:p>First task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nstall FairSoft and FairRoot from the scratch</text:p>
              </text:list-item>
              <text:list-item>
                <text:p>You can pick either legacy or spack FairSoft</text:p>
              </text:list-item>
              <text:list-item>
                <text:p>For bonus credits:</text:p>
                <text:list>
                  <text:list-item>
                    <text:p>Install a custom compiler first and use it with that</text:p>
                  </text:list-item>
                  <text:list-item>
                    <text:p>tweak at least five CMAKE_* variables</text:p>
                  </text:list-item>
                </text:list>
              </text:list-item>
            </text:list>
          </draw:text-box>
        </draw:frame>
        <draw:line draw:style-name="gr23" draw:text-style-name="P17" draw:layer="layout" svg:x1="0cm" svg:y1="15.75cm" svg:x2="28cm" svg:y2="0cm">
          <text:p/>
        </draw:line>
        <draw:frame draw:style-name="gr24" draw:text-style-name="P19" draw:layer="layout" svg:width="10.608cm" svg:height="2.428cm" svg:x="9.712cm" svg:y="12.065cm">
          <draw:text-box>
            <text:p text:style-name="P18"><text:span text:style-name="T4">Just kidding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23:54:01.041627948</meta:creation-date>
    <dc:date>2023-02-21T01:31:53.193287652</dc:date>
    <meta:editing-duration>PT52M22S</meta:editing-duration>
    <meta:editing-cycles>10</meta:editing-cycles>
    <meta:generator>LibreOffice/7.0.4.2$Linux_X86_64 LibreOffice_project/00$Build-2</meta:generator>
    <meta:document-statistic meta:object-count="116"/>
  </office:meta>
</office:document-meta>
</file>